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1.78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741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2.605cm"/>
    </style:style>
    <style:style style:name="co11" style:family="table-column">
      <style:table-column-properties fo:break-before="auto" style:column-width="12.707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3.637cm"/>
    </style:style>
    <style:style style:name="co16" style:family="table-column">
      <style:table-column-properties fo:break-before="auto" style:column-width="12.442cm"/>
    </style:style>
    <style:style style:name="co17" style:family="table-column">
      <style:table-column-properties fo:break-before="auto" style:column-width="3.043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7.922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1.826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11.8cm"/>
    </style:style>
    <style:style style:name="co24" style:family="table-column">
      <style:table-column-properties fo:break-before="auto" style:column-width="9.13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teuerParameter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TitelTextString</text:p>
          </table:table-cell>
          <table:table-cell table:style-name="ce4" office:value-type="string">
            <text:p>F</text:p>
          </table:table-cell>
          <table:table-cell table:style-name="ce5" office:value-type="float" office:value="100">
            <text:p>10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table:style-name="ce2" office:value-type="string">
            <text:p>Text der auf allen Menüseiten der Steuerung eingeblendet wir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dminName</text:p>
          </table:table-cell>
          <table:table-cell table:style-name="ce4" office:value-type="string">
            <text:p>F</text:p>
          </table:table-cell>
          <table:table-cell table:style-name="ce5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table:style-name="ce2" office:value-type="string">
            <text:p>AdminName des Login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sswort</text:p>
          </table:table-cell>
          <table:table-cell table:style-name="ce4" office:value-type="string">
            <text:p>F</text:p>
          </table:table-cell>
          <table:table-cell table:style-name="ce5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table:style-name="ce2" office:value-type="string">
            <text:p>Passwort des Logins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1019"/>
        </table:table-row>
        <table:table-row table:style-name="ro1">
          <table:table-cell table:style-name="ce2" office:value-type="string">
            <text:p>AktZeit</text:p>
          </table:table-cell>
          <table:table-cell table:style-name="ce4" office:value-type="string">
            <text:p>V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table:style-name="ce2" office:value-type="string">
            <text:p>aktuelle Uhrzei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erteilZeit</text:p>
          </table:table-cell>
          <table:table-cell table:style-name="ce4" office:value-type="string">
            <text:p>F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24 h</text:p>
          </table:table-cell>
          <table:table-cell table:style-name="ce2" office:value-type="string">
            <text:p>Anzahl Stunden auf die das Futter verteilt wir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ZyklusStart</text:p>
          </table:table-cell>
          <table:table-cell table:style-name="ce4" office:value-type="string">
            <text:p>F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table:style-name="ce2" office:value-type="string">
            <text:p>Uhrzeit ab der die Verteilung begin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utoLogOff</text:p>
          </table:table-cell>
          <table:table-cell table:style-name="ce4" office:value-type="string">
            <text:p>F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180 sec</text:p>
          </table:table-cell>
          <table:table-cell table:style-name="ce2" office:value-type="string">
            <text:p>Zeit nachdem die Menüsteuerung in den Startzustand spring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ichtAus</text:p>
          </table:table-cell>
          <table:table-cell table:style-name="ce4" office:value-type="string">
            <text:p>F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180 sec</text:p>
          </table:table-cell>
          <table:table-cell table:style-name="ce2" office:value-type="string">
            <text:p>Zeit nachdem das Licht der Steuerung ausgeh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utoZeit</text:p>
          </table:table-cell>
          <table:table-cell table:style-name="ce5" office:value-type="string">
            <text:p>F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oole</text:p>
          </table:table-cell>
          <table:table-cell table:style-name="ce5" office:value-type="string">
            <text:p>J / N</text:p>
          </table:table-cell>
          <table:table-cell table:style-name="ce10" office:value-type="string">
            <text:p>True: Zeit über Netzwer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ZeitOErkennung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9 sec</text:p>
          </table:table-cell>
          <table:table-cell table:style-name="ce2" office:value-type="string">
            <text:p>Zeit nach der davon ausgegangen wird das das Pferd weg ist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SchutzZeit</text:p>
          </table:table-cell>
          <table:table-cell table:style-name="ce4" office:value-type="string">
            <text:p>F</text:p>
          </table:table-cell>
          <table:table-cell table:style-name="ce7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9" office:value-type="string">
            <text:p>60-180 sec</text:p>
          </table:table-cell>
          <table:table-cell table:style-name="ce2" office:value-type="string">
            <text:p>Zeit zwischen Fütterung und Öffen Nachlaufsperre (Abhängigkeit)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aximaleMengeKF</text:p>
          </table:table-cell>
          <table:table-cell table:style-name="ce4" office:value-type="string">
            <text:p>F</text:p>
          </table:table-cell>
          <table:table-cell table:style-name="ce7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table:style-name="ce2" office:value-type="string">
            <text:p>maximale Menge Kraftfutter je Stunde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AlarmschwelleKF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%</text:p>
          </table:table-cell>
          <table:table-cell table:style-name="ce2" office:value-type="string">
            <text:p>nicht abgerufenen Menge KF bei der eine Warnung ausgegeben wird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AlarmschwelleHeu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%</text:p>
          </table:table-cell>
          <table:table-cell table:style-name="ce2" office:value-type="string">
            <text:p>nicht abgerufenen Menge Heu bei der eine Warnung ausgegeben wird</text:p>
          </table:table-cell>
          <table:table-cell table:style-name="ce2"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FParameter" table:style-name="ta2">
        <table:table-column table:style-name="co7" table:default-cell-style-name="ce2"/>
        <table:table-column table:style-name="co8" table:default-cell-style-name="ce2"/>
        <table:table-column table:style-name="co2" table:default-cell-style-name="ce4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table:style-name="ce11" office:value-type="string">
            <text:p>KFAnlagenNummer</text:p>
          </table:table-cell>
          <table:table-cell table:style-name="ce8" office:value-type="string">
            <text:p>F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K0-K9</text:p>
          </table:table-cell>
          <table:table-cell table:style-name="ce11" office:value-type="string">
            <text:p>Anlagennummer für den Fall das mehrer Anlagen gesteuert werden sollen</text:p>
          </table:table-cell>
          <table:table-cell table:style-name="ce11"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office:value-type="string">
            <text:p>Futter1Name</text:p>
          </table:table-cell>
          <table:table-cell table:style-name="ce4" office:value-type="string">
            <text:p>F</text:p>
          </table:table-cell>
          <table:table-cell table:style-name="ce7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8"/>
        </table:table-row>
        <table:table-row table:style-name="ro1">
          <table:table-cell office:value-type="string">
            <text:p>Futter1Gewich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1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1 läuf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otor1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Default"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8"/>
        </table:table-row>
        <table:table-row table:style-name="ro1">
          <table:table-cell office:value-type="string">
            <text:p>Futter1Vorra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1VorratMin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Futter2Name</text:p>
          </table:table-cell>
          <table:table-cell table:style-name="ce4" office:value-type="string">
            <text:p>F</text:p>
          </table:table-cell>
          <table:table-cell table:style-name="ce7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8"/>
        </table:table-row>
        <table:table-row table:style-name="ro1">
          <table:table-cell office:value-type="string">
            <text:p>Futter2Gewich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otor2EinAus</text:p>
          </table:table-cell>
          <table:table-cell table:style-name="ce8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2 läuft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1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Default"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2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8"/>
        </table:table-row>
        <table:table-row table:style-name="ro1">
          <table:table-cell office:value-type="string">
            <text:p>Futter2Vorra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2VorratMin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/>
          <table:table-cell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3Name</text:p>
          </table:table-cell>
          <table:table-cell table:style-name="ce4" office:value-type="string">
            <text:p>F</text:p>
          </table:table-cell>
          <table:table-cell table:style-name="ce7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3Gewich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3EinAus</text:p>
          </table:table-cell>
          <table:table-cell table:style-name="ce8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3 läuft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1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Default"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3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3Vorra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3VorratMin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8"/>
          <table:table-cell table:style-name="Default" table:number-columns-repeated="1020"/>
        </table:table-row>
        <table:table-row table:style-name="ro1">
          <table:table-cell office:value-type="string">
            <text:p>Futter4Name</text:p>
          </table:table-cell>
          <table:table-cell table:style-name="ce4" office:value-type="string">
            <text:p>F</text:p>
          </table:table-cell>
          <table:table-cell table:style-name="ce7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8"/>
        </table:table-row>
        <table:table-row table:style-name="ro1">
          <table:table-cell office:value-type="string">
            <text:p>Futter4Gewich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4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4 läuft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1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Default"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4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4 </text:p>
          </table:table-cell>
          <table:table-cell table:number-columns-repeated="1018"/>
        </table:table-row>
        <table:table-row table:style-name="ro1">
          <table:table-cell office:value-type="string">
            <text:p>Futter4Vorrat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4VorratMin</text:p>
          </table:table-cell>
          <table:table-cell table:style-name="ce4" office:value-type="string">
            <text:p>F</text:p>
          </table:table-cell>
          <table:table-cell table:style-name="ce7"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style-name="Default" table:number-columns-repeated="1018"/>
        </table:table-row>
        <table:table-row table:style-name="ro1">
          <table:table-cell/>
          <table:table-cell table:style-name="ce4"/>
          <table:table-cell table:style-name="ce7"/>
          <table:table-cell/>
          <table:table-cell table:style-name="ce4"/>
          <table:table-cell/>
          <table:table-cell table:style-name="Default" table:number-columns-repeated="1018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otor5Auf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5A (Nachlaufsperre) läuft auf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otor5Auf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Default" office:value-type="string">
            <text:p>Motorrückmeldeschalter für Nauchlaufsperre Offen ist offen / zu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otor5Zu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5Z (Nachlaufsperre) läuft zu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otor5Zu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Default" office:value-type="string">
            <text:p>Motorrückmeldeschalter für Nauchlaufsperre Zu ist offen / zu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6Auf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Motor6Zu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number-columns-repeated="1018"/>
        </table:table-row>
        <table:table-row table:style-name="ro1">
          <table:table-cell table:style-name="Default" office:value-type="string">
            <text:p>AnweSensor1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Pferdesensor 1 zeigt Pferd in Türschwenk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nweSensor2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nweSensor3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Anmerkung: Es muss immer eine Kombination aus Anlagennummer und Motornummer gebildet werden, damit der Aktor eindeutig bestimmt werden kann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Parameter" table:style-name="ta1" table:print="false">
        <table:table-column table:style-name="co15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table:style-name="ce11" office:value-type="string">
            <text:p>TorAnlagenNummer</text:p>
          </table:table-cell>
          <table:table-cell table:style-name="ce8" office:value-type="string">
            <text:p>F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T0-T9</text:p>
          </table:table-cell>
          <table:table-cell table:style-name="ce11" office:value-type="string">
            <text:p>Anlagennummer für den Fall das mehrer Anlagen gesteuert werden sollen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otor5A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Schließen der Nachlaufsperre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otor5Z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Öffnen der Nachlaufsperre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5Z (Nachlaufsperre) läuft z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6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Motorrückmeldeschalter für Nauchlaufsperre Zu ist offen / zu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Motor6A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Schließen des Selektionst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6Z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Öffnen des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6A (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6Z (Selektionstor) läuft zu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number-columns-repeated="1018"/>
        </table:table-row>
        <table:table-row table:style-name="ro1">
          <table:table-cell office:value-type="string">
            <text:p>AnweSensor1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Pferdesensor 1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: Es muss immer eine Kombination aus Anlagennummer und Motornummer gebildet werden, damit der Aktor eindeutig bestimmt werden kann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uParame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0" table:number-columns-repeated="2" table:default-cell-style-name="Default"/>
        <table:table-column table:style-name="co1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table:style-name="ce11" office:value-type="string">
            <text:p>HeuAnlagenNummer</text:p>
          </table:table-cell>
          <table:table-cell table:style-name="ce8" office:value-type="string">
            <text:p>F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H0-H9</text:p>
          </table:table-cell>
          <table:table-cell table:style-name="ce11" office:value-type="string">
            <text:p>Anlagennummer für den Fall das mehrer Anlagen gesteuert werden sollen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otor8Ablockiert</text:p>
          </table:table-cell>
          <table:table-cell table:style-name="ce4" office:value-type="string">
            <text:p>F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Öffnen des Heudosierers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otor8Zblockiert</text:p>
          </table:table-cell>
          <table:table-cell table:style-name="ce4" office:value-type="string">
            <text:p>F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Schließen des Heudosierers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Motor8AufEinAus</text:p>
          </table:table-cell>
          <table:table-cell table:style-name="ce6" office:value-type="string">
            <text:p>V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6A (Heudosierer) läuft auf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Motor8ZuEinAus</text:p>
          </table:table-cell>
          <table:table-cell table:style-name="ce7" office:value-type="string">
            <text:p>V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6Z (Heudosierer) läuft zu</text:p>
          </table:table-cell>
          <table:table-cell table:number-columns-repeated="1018"/>
        </table:table-row>
        <table:table-row table:style-name="ro1">
          <table:table-cell office:value-type="string">
            <text:p>DosiererZu</text:p>
          </table:table-cell>
          <table:table-cell table:style-name="ce7" office:value-type="string">
            <text:p>V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Dosierer ist zu</text:p>
          </table:table-cell>
          <table:table-cell table:number-columns-repeated="1018"/>
        </table:table-row>
        <table:table-row table:style-name="ro1">
          <table:table-cell office:value-type="string">
            <text:p>DosiererAuf</text:p>
          </table:table-cell>
          <table:table-cell table:style-name="ce7" office:value-type="string">
            <text:p>V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Dosierer steht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otor5A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Schließen der Nachlaufsperre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otor5Zblockiert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table:style-name="ce2" office:value-type="string">
            <text:p>maximale Zeit zum Öffnen der Nachlaufsperre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6" office:value-type="string">
            <text:p>V</text:p>
          </table:table-cell>
          <table:table-cell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7" office:value-type="string">
            <text:p>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Motor 5Z (Nachlaufsperre) läuft z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6" office:value-type="string">
            <text:p>V</text:p>
          </table:table-cell>
          <table:table-cell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Motorrückmeldeschalter für Nauchlaufsperre Zu ist offen / z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Anmerkung: Es muss immer eine Kombination aus Anlagennummer und Motornummer gebildet werden, damit der Aktor eindeutig bestimmt werden kann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019"/>
        </table:table-row>
        <table:table-row table:style-name="ro1">
          <table:table-cell table:number-columns-repeated="5"/>
          <table:table-cell table:style-name="ce11"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Protokoll" table:style-name="ta3">
        <table:table-column table:style-name="co17" table:default-cell-style-name="ce2"/>
        <table:table-column table:style-name="co18" table:default-cell-style-name="ce7"/>
        <table:table-column table:style-name="co2" table:default-cell-style-name="ce2"/>
        <table:table-column table:style-name="co3" table:default-cell-style-name="ce2"/>
        <table:table-column table:style-name="co10" table:default-cell-style-name="ce2"/>
        <table:table-column table:style-name="co19" table:default-cell-style-name="ce2"/>
        <table:table-column table:style-name="co12" table:number-columns-repeated="250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12" office:value-type="string">
            <text:p>Art</text:p>
          </table:table-cell>
          <table:table-cell table:style-name="ce12" office:value-type="string">
            <text:p>Länge</text:p>
          </table:table-cell>
          <table:table-cell table:style-name="ce12" office:value-type="string">
            <text:p>Typ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FutterDatum</text:p>
          </table:table-cell>
          <table:table-cell office:value-type="string">
            <text:p>F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date</text:p>
          </table:table-cell>
          <table:table-cell table:style-name="ce7"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8"/>
        </table:table-row>
        <table:table-row table:style-name="ro1">
          <table:table-cell office:value-type="string">
            <text:p>FutterZeit</text:p>
          </table:table-cell>
          <table:table-cell office:value-type="string">
            <text:p>F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integer</text:p>
          </table:table-cell>
          <table:table-cell table:style-name="ce7"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8"/>
        </table:table-row>
        <table:table-row table:style-name="ro1">
          <table:table-cell office:value-type="string">
            <text:p>Ereignis</text:p>
          </table:table-cell>
          <table:table-cell office:value-type="string">
            <text:p>F</text:p>
          </table:table-cell>
          <table:table-cell table:style-name="ce7" office:value-type="float" office:value="20">
            <text:p>20</text:p>
          </table:table-cell>
          <table:table-cell table:style-name="ce8" office:value-type="string">
            <text:p>string</text:p>
          </table:table-cell>
          <table:table-cell table:style-name="ce7"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8"/>
        </table:table-row>
        <table:table-row table:style-name="ro1">
          <table:table-cell office:value-type="string">
            <text:p>QuitierungFehler</text:p>
          </table:table-cell>
          <table:table-cell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boole</text:p>
          </table:table-cell>
          <table:table-cell table:style-name="ce7" office:value-type="string">
            <text:p>J / N</text:p>
          </table:table-cell>
          <table:table-cell table:style-name="ce10" office:value-type="string">
            <text:p>True: Fehler wurde quitiert</text:p>
          </table:table-cell>
          <table:table-cell table:number-columns-repeated="1018"/>
        </table:table-row>
        <table:table-row table:style-name="ro1">
          <table:table-cell office:value-type="string">
            <text:p>QuitZeit</text:p>
          </table:table-cell>
          <table:table-cell office:value-type="string">
            <text:p>F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time</text:p>
          </table:table-cell>
          <table:table-cell table:style-name="ce7" office:value-type="string">
            <text:p>XX:XX:XX</text:p>
          </table:table-cell>
          <table:table-cell office:value-type="string">
            <text:p>Quitierungszeit des Fehlers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7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3">
        <table:table-column table:style-name="co1" table:default-cell-style-name="ce2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"/>
        <table:table-column table:style-name="co12" table:number-columns-repeated="251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12" office:value-type="string">
            <text:p>Art</text:p>
          </table:table-cell>
          <table:table-cell table:style-name="ce12" office:value-type="string">
            <text:p>Länge</text:p>
          </table:table-cell>
          <table:table-cell table:style-name="ce12" office:value-type="string">
            <text:p>Typ</text:p>
          </table:table-cell>
          <table:table-cell table:style-name="ce12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8"/>
        </table:table-row>
        <table:table-row table:style-name="ro1">
          <table:table-cell office:value-type="string">
            <text:p>PferdeName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7"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8"/>
        </table:table-row>
        <table:table-row table:style-name="ro1">
          <table:table-cell office:value-type="string">
            <text:p>RFIDNr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table:style-name="ce7"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8"/>
        </table:table-row>
        <table:table-row table:style-name="ro1">
          <table:table-cell office:value-type="string">
            <text:p>Fresspaus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13" office:value-type="string">
            <text:p>1-59 sec</text:p>
          </table:table-cell>
          <table:table-cell office:value-type="string">
            <text:p>Pause zwischen zwei Futterzuteilungen <text:s/>(Abhängigkeit)</text:p>
          </table:table-cell>
          <table:table-cell table:number-columns-repeated="1018"/>
        </table:table-row>
        <table:table-row table:style-name="ro1">
          <table:table-cell office:value-type="string">
            <text:p>PferdeBil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 g</text:p>
          </table:table-cell>
          <table:table-cell office:value-type="string">
            <text:p>Bild des Pferdes - wird angezeigt bei Futterzuteilung</text:p>
          </table:table-cell>
          <table:table-cell table:number-columns-repeated="1018"/>
        </table:table-row>
        <table:table-row table:style-name="ro1">
          <table:table-cell office:value-type="string">
            <text:p>MengeFutter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8"/>
        </table:table-row>
        <table:table-row table:style-name="ro1">
          <table:table-cell office:value-type="string">
            <text:p>MengeFutter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8"/>
        </table:table-row>
        <table:table-row table:style-name="ro1">
          <table:table-cell office:value-type="string">
            <text:p>MengeFutter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8"/>
        </table:table-row>
        <table:table-row table:style-name="ro1">
          <table:table-cell office:value-type="string">
            <text:p>MengeFutter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8"/>
        </table:table-row>
        <table:table-row table:style-name="ro1">
          <table:table-cell office:value-type="string">
            <text:p>TorT0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True=Zutritt Tor 0 erlaubt</text:p>
          </table:table-cell>
          <table:table-cell table:number-columns-repeated="1018"/>
        </table:table-row>
        <table:table-row table:style-name="ro1">
          <table:table-cell office:value-type="string">
            <text:p>TorT1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True=Zutritt Tor 1 erlaubt</text:p>
          </table:table-cell>
          <table:table-cell table:number-columns-repeated="1018"/>
        </table:table-row>
        <table:table-row table:style-name="ro1">
          <table:table-cell office:value-type="string">
            <text:p>TorT2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True=Zutritt Tor 2 erlaubt</text:p>
          </table:table-cell>
          <table:table-cell table:number-columns-repeated="1018"/>
        </table:table-row>
        <table:table-row table:style-name="ro1">
          <table:table-cell office:value-type="string">
            <text:p>TorT3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True=Zutritt Tor 3 erlaubt</text:p>
          </table:table-cell>
          <table:table-cell table:number-columns-repeated="1018"/>
        </table:table-row>
        <table:table-row table:style-name="ro1">
          <table:table-cell office:value-type="string">
            <text:p>HeuZeit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7"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3">
        <table:table-column table:style-name="co1" table:default-cell-style-name="ce2"/>
        <table:table-column table:style-name="co18" table:default-cell-style-name="ce7"/>
        <table:table-column table:style-name="co2" table:default-cell-style-name="ce7"/>
        <table:table-column table:style-name="co3" table:default-cell-style-name="ce7"/>
        <table:table-column table:style-name="co10" table:default-cell-style-name="ce2"/>
        <table:table-column table:style-name="co24" table:default-cell-style-name="ce2"/>
        <table:table-column table:style-name="co12" table:number-columns-repeated="250" table:default-cell-style-name="ce2"/>
        <table:table-column table:style-name="co13" table:number-columns-repeated="767" table:default-cell-style-name="ce2"/>
        <table:table-column table:style-name="co14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12" office:value-type="string">
            <text:p>Art</text:p>
          </table:table-cell>
          <table:table-cell table:style-name="ce12" office:value-type="string">
            <text:p>Länge</text:p>
          </table:table-cell>
          <table:table-cell table:style-name="ce12" office:value-type="string">
            <text:p>Typ</text:p>
          </table:table-cell>
          <table:table-cell table:style-name="ce12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FutterDatum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string">
            <text:p>date</text:p>
          </table:table-cell>
          <table:table-cell table:style-name="ce7" office:value-type="string">
            <text:p>XX.XX.XXXX</text:p>
          </table:table-cell>
          <table:table-cell office:value-type="string">
            <text:p>Fütterungsdatum</text:p>
          </table:table-cell>
          <table:table-cell table:number-columns-repeated="1018"/>
        </table:table-row>
        <table:table-row table:style-name="ro1">
          <table:table-cell office:value-type="string">
            <text:p>FutterZeit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7" office:value-type="string">
            <text:p>XX:XX:XX</text:p>
          </table:table-cell>
          <table:table-cell office:value-type="string">
            <text:p>Fütterungszeit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AnlagenNummer</text:p>
          </table:table-cell>
          <table:table-cell table:style-name="ce6" office:value-type="string">
            <text:p>F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tring</text:p>
          </table:table-cell>
          <table:table-cell table:style-name="Default" office:value-type="string">
            <text:p>K0-9, H0-9, T0-9</text:p>
          </table:table-cell>
          <table:table-cell table:style-name="Default" office:value-type="string">
            <text:p>Anlage an der die Fütterung stattfand</text:p>
          </table:table-cell>
          <table:table-cell table:number-columns-repeated="1018"/>
        </table:table-row>
        <table:table-row table:style-name="ro1">
          <table:table-cell office:value-type="string">
            <text:p>Futtermeng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 g</text:p>
          </table:table-cell>
          <table:table-cell office:value-type="string">
            <text:p>Zugeteilte Menge Futter zu dieser Zeit</text:p>
          </table:table-cell>
          <table:table-cell table:number-columns-repeated="1018"/>
        </table:table-row>
        <table:table-row table:style-name="ro1">
          <table:table-cell office:value-type="string">
            <text:p>Futternam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7" office:value-type="string">
            <text:p>0-99 g</text:p>
          </table:table-cell>
          <table:table-cell office:value-type="string">
            <text:p>Zugeteiltes Futter (Name) zu dieser Zeit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HeuraumZutritt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7" office:value-type="string">
            <text:p>J / N</text:p>
          </table:table-cell>
          <table:table-cell office:value-type="string">
            <text:p>True: Zutritt zum Heuraum erfolgt</text:p>
          </table:table-cell>
          <table:table-cell table:number-columns-repeated="1018"/>
        </table:table-row>
        <table:table-row table:style-name="ro1">
          <table:table-cell office:value-type="string">
            <text:p>FutterZeitEnde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7" office:value-type="string">
            <text:p>XX:XX:XX</text:p>
          </table:table-cell>
          <table:table-cell office:value-type="string">
            <text:p>Zeitpunkt zu dem der Heuschieber geschlossen wurde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Anmerkung;</text:p>
          </table:table-cell>
          <table:table-cell table:style-name="ce10" office:value-type="string">
            <text:p>Der Beginn der Heufütterungszeit ist das Futterdatum/Futterzei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.04.2016</text:date>, <text:time>16:0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EAM2000</meta:initial-creator>
    <dc:creator>K-H Höfkens</dc:creator>
    <meta:creation-date>2014-02-16T12:29:44Z</meta:creation-date>
    <dc:date>2016-04-06T16:02:09.18</dc:date>
    <meta:editing-cycles>9</meta:editing-cycles>
    <meta:editing-duration>PT14H25M35S</meta:editing-duration>
    <meta:document-statistic meta:table-count="7" meta:cell-count="713" meta:object-count="0"/>
  </office:meta>
</office:document-meta>
</file>